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officeooo:paragraph-rsid="001a7e5c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fo:language="uk" fo:country="UA" officeooo:paragraph-rsid="001a7e5c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officeooo:paragraph-rsid="001a7e5c"/>
    </style:style>
    <style:style style:name="P4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/>
      <style:text-properties officeooo:paragraph-rsid="001a7e5c"/>
    </style:style>
    <style:style style:name="P5" style:family="paragraph" style:parent-style-name="Default" style:list-style-name="WWNum1">
      <style:paragraph-properties fo:margin-left="0cm" fo:margin-right="0cm" fo:line-height="150%" fo:text-align="justify" style:justify-single-word="false" fo:text-indent="-0.635cm" style:auto-text-indent="false"/>
      <style:text-properties officeooo:paragraph-rsid="001a7e5c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officeooo:rsid="001e5af4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uk" fo:country="UA" officeooo:rsid="001c5ec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fc64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214cc9" style:font-size-asian="14pt" style:font-name-complex="Times New Roman1" style:font-size-complex="14pt"/>
    </style:style>
    <style:style style:name="T7" style:family="text">
      <style:text-properties fo:font-size="14pt" fo:language="uk" fo:country="UA" style:font-size-asian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officeooo:rsid="001a7e5c" style:font-size-asian="14pt"/>
    </style:style>
    <style:style style:name="T10" style:family="text">
      <style:text-properties fo:font-size="14pt" fo:language="uk" fo:country="UA" officeooo:rsid="001c5ec1" style:font-size-asian="14pt"/>
    </style:style>
    <style:style style:name="T11" style:family="text">
      <style:text-properties fo:font-size="14pt" fo:language="uk" fo:country="UA" officeooo:rsid="00214cc9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РЕФЕРАТ</text:span></text:p>
      <text:p text:style-name="P2"/>
      <text:list xml:id="list5428093703888066058" text:style-name="WWNum1">
        <text:list-item>
          <text:p text:style-name="P5"><text:span text:style-name="T8">Об’єкт винаходу: </text:span><text:span text:style-name="T7">спосіб </text:span><text:span text:style-name="T9">перетворення вигдляду даних з json формату </text:span><text:span text:style-name="T11">в</text:span><text:span text:style-name="T9"> об'єкт</text:span><text:span text:style-name="T10">и </text:span><text:span text:style-name="T9">на мові програмування php.</text:span><text:span text:style-name="T8"> </text:span></text:p>
        </text:list-item>
        <text:list-item>
          <text:p text:style-name="P4"><text:span text:style-name="T1">Галузь застосування: системи або </text:span><text:span text:style-name="T6">засоби</text:span><text:span text:style-name="T1">, спеціально призначені для адміністративних, комерційних, фінансових, управлінських цілей, що включають істотну обробку даних </text:span><text:span text:style-name="T4">та іх цілестність</text:span><text:span text:style-name="T1">.</text:span></text:p>
          <text:p text:style-name="P4"><text:span text:style-name="T1"/></text:p>
        </text:list-item>
        <text:list-item>
          <text:p text:style-name="P4"><text:span text:style-name="T1">Суть винаходу: формування </text:span><text:span text:style-name="T4">класу, який давав би змогу легше обробляти <text:s/>дані та </text:span><text:span text:style-name="T6">по</text:span><text:span text:style-name="T4">легш</text:span><text:span text:style-name="T6">ення</text:span><text:span text:style-name="T4"> роботи з ними.</text:span></text:p>
          <text:p text:style-name="P4"><text:span text:style-name="T4"/></text:p>
        </text:list-item>
        <text:list-item>
          <text:p text:style-name="P4"><text:span text:style-name="T2">Технічний результат, який може бути отриманий при </text:span><text:span text:style-name="T3">створенні </text:span><text:span text:style-name="T2">винаходу полягає в отриманні можливості збільшенні </text:span><text:span text:style-name="T3">ефективності та швидкості</text:span><text:span text:style-name="T2"> </text:span><text:span text:style-name="T3">роботи з </text:span><text:span text:style-name="T2"><text:s/>даними, </text:span><text:span text:style-name="T3">а також зменшенням часу на обробку даних</text:span><text:span text:style-name="T2">.</text:span></text:p>
        </text:list-item>
      </text:list>
      <text:p text:style-name="P2"/>
      <text:p text:style-name="P2"/>
      <text:p text:style-name="P2"><text:bookmark text:name="_GoBack"/></text:p>
      <text:p text:style-name="P1"><text:span text:style-name="T1">Автор: <text:s text:c="39"/><text:tab/><text:tab/><text:tab/><text:tab/></text:span><text:span text:style-name="T5">В.С. Погорєл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yslav </meta:initial-creator>
    <meta:creation-date>2014-12-11T23:26:41.042650878</meta:creation-date>
    <dc:date>2014-12-12T00:38:56.219950881</dc:date>
    <dc:creator>vladyslav </dc:creator>
    <meta:editing-duration>PT4M15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6" meta:word-count="87" meta:character-count="666" meta:non-whitespace-character-count="543"/>
  </office:meta>
</office:document-meta>
</file>